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.129cm"/>
    </style:style>
    <style:style style:name="gr2" style:family="graphic" style:parent-style-name="standard">
      <style:graphic-properties draw:textarea-horizontal-align="justify" draw:textarea-vertical-align="middle" draw:auto-grow-height="false" fo:min-height="0.29cm" fo:min-width="0.129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.22cm"/>
    </style:style>
    <style:style style:name="gr4" style:family="graphic" style:parent-style-name="standard">
      <style:graphic-properties draw:textarea-horizontal-align="justify" draw:textarea-vertical-align="middle" draw:auto-grow-height="false" fo:min-height="0.021cm" fo:min-width="0.129cm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22cm"/>
    </style:style>
    <style:style style:name="gr6" style:family="graphic" style:parent-style-name="standard">
      <style:graphic-properties draw:textarea-horizontal-align="justify" draw:textarea-vertical-align="middle" draw:auto-grow-height="false" fo:min-height="0.379cm" fo:min-width="0.22cm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30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635cm" svg:x="2.524cm" svg:y="11.92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762cm" svg:x="3.667cm" svg:y="16.748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0.508cm" svg:x="6.842cm" svg:y="12.049cm">
          <text:p text:style-name="P1">Compa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89cm" svg:height="0.381cm" svg:x="13.573cm" svg:y="12.176cm">
          <text:p text:style-name="P1">Cont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762cm" svg:x="9.255cm" svg:y="15.224cm">
          <text:p text:style-name="P1">Doss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016cm" svg:height="0.889cm" svg:x="10.271cm" svg:y="20.05cm">
          <text:p text:style-name="P1">Invo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762cm" svg:x="14.462cm" svg:y="19.796cm">
          <text:p text:style-name="P1">A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143cm" svg:height="1.016cm" svg:x="17.256cm" svg:y="18.78cm">
          <text:p text:style-name="P1">Com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239cm" svg:y1="12.303cm" svg:x2="13.573cm" svg:y2="12.43cm">
          <text:p/>
        </draw:line>
        <draw:line draw:style-name="gr8" draw:text-style-name="P1" draw:layer="layout" svg:x1="3.794cm" svg:y1="12.303cm" svg:x2="6.842cm" svg:y2="12.303cm">
          <text:p/>
        </draw:line>
        <draw:line draw:style-name="gr8" draw:text-style-name="P1" draw:layer="layout" svg:x1="2.905cm" svg:y1="12.557cm" svg:x2="4.175cm" svg:y2="17.002cm">
          <text:p/>
        </draw:line>
        <draw:line draw:style-name="gr8" draw:text-style-name="P1" draw:layer="layout" svg:x1="7.604cm" svg:y1="12.684cm" svg:x2="9.763cm" svg:y2="15.478cm">
          <text:p/>
        </draw:line>
        <draw:line draw:style-name="gr8" draw:text-style-name="P1" draw:layer="layout" svg:x1="10.017cm" svg:y1="16.113cm" svg:x2="10.779cm" svg:y2="20.177cm">
          <text:p/>
        </draw:line>
        <draw:line draw:style-name="gr8" draw:text-style-name="P1" draw:layer="layout" svg:x1="10.398cm" svg:y1="15.859cm" svg:x2="14.97cm" svg:y2="19.923cm">
          <text:p/>
        </draw:line>
        <draw:line draw:style-name="gr8" draw:text-style-name="P1" draw:layer="layout" svg:x1="10.525cm" svg:y1="15.732cm" svg:x2="17.51cm" svg:y2="19.034cm">
          <text:p/>
        </draw:line>
        <draw:custom-shape draw:style-name="gr7" draw:text-style-name="P1" draw:layer="layout" svg:width="1.143cm" svg:height="1.016cm" svg:x="4.429cm" svg:y="20.558cm">
          <text:p text:style-name="P1">Permi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048cm" svg:y1="17.637cm" svg:x2="4.937cm" svg:y2="20.8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Teunissen</meta:initial-creator>
    <meta:creation-date>2017-04-02T20:52:03.752416382</meta:creation-date>
    <dc:date>2017-04-02T20:55:22.197878128</dc:date>
    <dc:creator>Patrick Teunissen</dc:creator>
    <meta:editing-duration>PT3M18S</meta:editing-duration>
    <meta:editing-cycles>1</meta:editing-cycles>
    <meta:document-statistic meta:object-count="17"/>
    <meta:generator>LibreOffice/4.3.3.2$Linux_X86_64 LibreOffice_project/430m0$Build-2</meta:generator>
  </office:meta>
</office:document-meta>
</file>